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Анон запрещены</text:p>
          </table:table-cell>
          <table:table-cell office:value-type="string" calcext:value-type="string">
            <text:p>только автор</text:p>
          </table:table-cell>
        </table:table-row>
        <table:table-row table:style-name="ro1">
          <table:table-cell office:value-type="string" calcext:value-type="string">
            <text:p>getПолучение публикаци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Создание публикации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tПолучение публикаци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Обновление публикации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Частичное обновление публикации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Удаление публикации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Получение комментарие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Добавление комментари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tПолучение комментар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Обновление комментария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Частичное обновление комментария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Удаление комментария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Список сообщест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Информация о сообществ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Подписки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stПодписк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stПолучить JWT-токе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Обновить JWT-токе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Проверить JWT-токен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17:47:09.550928874</meta:creation-date>
    <dc:date>2023-04-25T17:57:10.328718331</dc:date>
    <meta:editing-duration>PT10M1S</meta:editing-duration>
    <meta:editing-cycles>1</meta:editing-cycles>
    <meta:document-statistic meta:table-count="1" meta:cell-count="37" meta:object-count="0"/>
    <meta:generator>LibreOffice/6.4.7.2$Linux_X86_64 LibreOffice_project/40$Build-2</meta:generator>
  </office:meta>
</office:document-meta>
</file>